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9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tokoll, hållet vid <text:s text:c="25"/></text:p>
      <text:p text:style-name="P6">sammanträde med styrelsen i <text:s text:c="34"/></text:p>
      <text:p text:style-name="P6">Amber Biosciences AB, Lund 2019-Maj 12</text:p>
      <text:p text:style-name="P1"/>
      <text:p text:style-name="P1"/>
      <text:p text:style-name="P7"><text:span text:style-name="T2">Närvarande</text:span><text:span text:style-name="T1">:</text:span></text:p>
      <text:p text:style-name="P3">Ann-Sofie Albrekt</text:p>
      <text:p text:style-name="P3">Elias Moberger</text:p>
      <text:p text:style-name="P3">Morten Krogh</text:p>
      <text:p text:style-name="P2"/>
      <text:p text:style-name="P7"><text:span text:style-name="T2">Vid protokollet</text:span><text:span text:style-name="T1">:</text:span></text:p>
      <text:p text:style-name="P3">Morten Krogh</text:p>
      <text:p text:style-name="P3"/>
      <text:p text:style-name="P3"><text:s text:c="31"/>§ 1 </text:p>
      <text:p text:style-name="P7"><text:span text:style-name="T2">Beslöts</text:span><text:span text:style-name="T1">: <text:s text:c="50"/></text:span></text:p>
      <text:p text:style-name="P3">att <text:s/>protokollet skulle justeras av Ann-Sofie Albrekt.</text:p>
      <text:p text:style-name="P3"/>
      <text:p text:style-name="P3"><text:s text:c="31"/>§ 2 </text:p>
      <text:p text:style-name="P7"><text:span text:style-name="T2">Beslöts</text:span><text:span text:style-name="T1">: <text:s text:c="41"/></text:span></text:p>
      <text:p text:style-name="P3">att <text:s/>utse Morten Krogh till ordförande vid sammanträdet. </text:p>
      <text:p text:style-name="P3"/>
      <text:p text:style-name="P3"><text:s text:c="31"/>§ 3 </text:p>
      <text:p text:style-name="P7"><text:span text:style-name="T2">Beslöts</text:span><text:span text:style-name="T1">: <text:s text:c="41"/></text:span></text:p>
      <text:p text:style-name="P3">att <text:s/>anta skriftlig arbetsordning för styrelsen enligt </text:p>
      <text:p text:style-name="P3"><text:s text:c="5"/>bilaga 1.</text:p>
      <text:p text:style-name="P3"><text:s text:c="31"/>§ 4 </text:p>
      <text:p text:style-name="P7"><text:span text:style-name="T2">Beslöts</text:span><text:span text:style-name="T1">: <text:s text:c="55"/></text:span></text:p>
      <text:p text:style-name="P3">att <text:s/>firman tecknas av vd Morten Krogh.</text:p>
      <text:p text:style-name="P8"/>
      <text:p text:style-name="P4">Vidare förekom ej. </text:p>
      <text:p text:style-name="P5"><text:s/></text:p>
      <text:p text:style-name="P4">Lund som ovan </text:p>
      <text:p text:style-name="P8"><text:s/></text:p>
      <text:p text:style-name="P4">Vid protokollet: </text:p>
      <text:p text:style-name="P4">Morten Krogh</text:p>
      <text:p text:style-name="P8"><text:s/></text:p>
      <text:p text:style-name="P4">Justerat:</text:p>
      <text:p text:style-name="P4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5-11-28T10:00:00</meta:creation-date>
    <dc:date>2019-05-12T18:28:27</dc:date>
    <meta:print-date>2005-11-28T11:02:00</meta:print-date>
    <meta:editing-cycles>14</meta:editing-cycles>
    <meta:editing-duration>PT36M1S</meta:editing-duration>
    <meta:generator>OpenOffice/4.1.3$Unix OpenOffice.org_project/413m1$Build-9783</meta:generator>
    <dc:creator>Morten Krogh</dc:creator>
    <meta:document-statistic meta:table-count="0" meta:image-count="0" meta:object-count="0" meta:page-count="1" meta:paragraph-count="31" meta:word-count="80" meta:character-count="902"/>
  </office:meta>
</office:document-meta>
</file>